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2">
  <office:automatic-styles/>
  <office:body>
    <office:text>
      <text:h text:outline-level="1" text:style-name="blue">20 Décembre 2018</text:h>
      <text:h text:outline-level="1" text:style-name="blue"/>
      <text:h text:outline-level="1" text:style-name="blue">Je me suis couché à 22h00 et je me suis levé à 08h00.</text:h>
      <text:h text:outline-level="1" text:style-name="blue">J'ai dormi 10h00.</text:h>
      <text:h text:outline-level="1" text:style-name="blue">Je suis reposé à 12/10</text:h>
      <text:h text:outline-level="1" text:style-name="blue">Le repas du soir était léger à 10/10 .</text:h>
      <text:h text:outline-level="1" text:style-name="blue"/>
      <text:h text:outline-level="1" text:style-name="blue">Marion se souvient qu'hier elle m'a dit que j'etais pale. Marion a feuillete deux trois trucs sur l'accouchement dans "le grand livre de ma grossesse". A Meriadeck et a la cella.

Reve de preparation a l'accouchement avec de la panique. Marion avait peut que Sophie fasse un malaise.

Souvenir du reve: 9/10
Blissfullness: 2/10
Vividness: 8/10
</text:h>
      <text:p/>
      <text:p>Marion etait avec sophie elle est souvent avec sophie mais cette fois ci jb travaillait. On etait le 20 mars et c'etait le jour de son terme. Marion etait paniquee pour l'accouchement de sophie. Elle avait peur d'accoucher par neurones miroirs aussi. Elle trouvait sophie pale.

A un autre moment du reve Marion accouchait mais on etait a Saintes. Quelqu'un conduisait. Ils etaient comme dans un truc de manege un grand huit. C'etait en metal, avec beaucoup de virage. Ils arrivent et ils arrivent pas a la nouvelle maternite mais a celle ou Marion est nee. Alors ils font demi tour et il y a des questions de sens unique. C'etait un homme qui conduisait.

Marion a eu un moment plaisant lorsqu'elle s'est rendue compte qu'ils etaient arrives a la maternite ou elle est nee.

Marion a aussi reve d'Elio

On essayait faire une place a Elio dans notre chambre. Ca s'est transforme c'etait comme si on etait a la maternite. Le lit vers la fenetre avec un lit a cote.
Au bout il y avait une autre maman.

Marion faisait faire Elio dans les toilettes et y arrivait bien.

Elio echapait a Marion, il s'en allait, elle avait du mal a le tenir. Il ne restait pas en place.


</text:p>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2">
  <office:styles>
    <style:style style:family="paragraph" style:name="blue" style:display-name="blue">
      <style:text-properties fo:color="#0000bf"/>
    </style:style>
  </office:styles>
  <office:automatic-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2">
  <office:meta>
    <meta:generator>ODFPY/1.3.1</meta:generator>
  </office:meta>
</office:document-meta>
</file>